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VICOLA SANTO TOMAS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380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144653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AGUILAR, LI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4754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48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8/2021</text:p>
          </table:table-cell>
          <table:table-cell table:style-name="Tabla2.A2" office:value-type="string">
            <text:p text:style-name="P9">78971114</text:p>
          </table:table-cell>
          <table:table-cell table:style-name="Tabla2.A2" office:value-type="string">
            <text:p text:style-name="P9">48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HICHEN BABY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7T17:18:0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